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gr1" style:family="graphic">
      <style:graphic-properties draw:stroke="dash" draw:stroke-dash="Ultrafine_20_2_20_Dots_20_3_20_Dashes" svg:stroke-width="0.03cm" svg:stroke-color="#000000" draw:marker-start-width="0.397cm" draw:marker-end-width="0.397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line text:anchor-type="paragraph" draw:z-index="0" draw:name="Shape2" draw:style-name="gr1" draw:text-style-name="P1" svg:x1="8.786cm" svg:y1="3.006cm" svg:x2="12.548cm" svg:y2="3.006cm"><text:p/></draw:line><draw:line text:anchor-type="paragraph" draw:z-index="1" draw:name="Shape1" draw:style-name="gr2" draw:text-style-name="P1" svg:x1="10.788cm" svg:y1="1.799cm" svg:x2="10.829cm" svg:y2="4.048cm"><text:p/></draw:line><draw:frame text:anchor-type="paragraph" draw:z-index="4" draw:name="Shape5" draw:style-name="gr3" draw:text-style-name="P2" svg:width="0.373cm" svg:height="0.569cm" svg:x="9.363cm" svg:y="2.097cm"><draw:text-box><text:p>n</text:p></draw:text-box></draw:frame><draw:frame text:anchor-type="paragraph" draw:z-index="5" draw:name="Shape5" draw:style-name="gr3" draw:text-style-name="P2" svg:width="0.373cm" svg:height="0.569cm" svg:x="11.728cm" svg:y="2.097cm"><draw:text-box><text:p>n’</text:p></draw:text-box></draw:frame><draw:line text:anchor-type="paragraph" draw:z-index="2" draw:name="Shape3" draw:style-name="gr2" draw:text-style-name="P1" svg:x1="10.61cm" svg:y1="4.23cm" svg:x2="10.829cm" svg:y2="4.048cm"><text:p/></draw:line><draw:line text:anchor-type="paragraph" draw:z-index="3" draw:name="Shape4" draw:style-name="gr2" draw:text-style-name="P1" svg:x1="10.559cm" svg:y1="1.651cm" svg:x2="10.788cm" svg:y2="1.799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10:38:02.459635941</meta:creation-date>
    <dc:date>2020-09-06T09:25:39.930529801</dc:date>
    <meta:editing-duration>PT19M5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